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8c7" officeooo:paragraph-rsid="000098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Appendix 1: Clawpack Code and Electromagnetic Systems} \label{Appendix_1}</text:p>
      <text:p text:style-name="P1">Note: This will be moved into the code documentation and will not be part of the paper</text:p>
      <text:p text:style-name="P1"/>
      <text:p text:style-name="P1">\subsection{Validity of Clawpack Code for Electromagnetic Waves}</text:p>
      <text:p text:style-name="P1"/>
      <text:p text:style-name="P1">The Clawpack code which runs the simulations utilizes a FVM specialized for use with acoustic wave equations, which are described by the system of hyperbolic conservation laws</text:p>
      <text:p text:style-name="P1"/>
      <text:p text:style-name="P1">\begin{equation}</text:p>
      <text:p text:style-name="P1">P_t + (K V_x) = 0 , \quad V_t + (\frac{1}{\rho} P_x) = 0</text:p>
      <text:p text:style-name="P1">\end{equation}</text:p>
      <text:p text:style-name="P1">which we use to represent</text:p>
      <text:p text:style-name="P1"/>
      <text:p text:style-name="P1">\begin{equation}</text:p>
      <text:p text:style-name="P1">\psi_t + (\frac{1}{\mu} \phi_x) = 0 , \quad \phi_t + (\frac{1}{\varepsilon} \psi_x) = 0</text:p>
      <text:p text:style-name="P1">\end{equation}</text:p>
      <text:p text:style-name="P1">which is the variable coefficient wave equation in terms of potentials. For $K = \frac{1}{\mu}$ and $\rho = \varepsilon$ it is clear that $P_{t} = \psi_{t}$, $P_{x} = \psi_{x}$, $V_{t} = \phi_{t}$ and $V_{x} = \phi_{x}$. \\</text:p>
      <text:p text:style-name="P1"/>
      <text:p text:style-name="P1">A very subtle point that is nonetheless critical is that the acoustic energy density and electromagnetic energy density are NOT the same, because $K = \frac{1}{\mu}$. To illustrate, we remember that we defined the potentials for the electromagnetic wave as $(\phi)_x = B_3 ,\quad (\psi)_x = D_2 ,\quad -(\phi)_t = \frac{D_2}{\varepsilon} ,\quad -(\psi)_t = \frac{B_3}{\mu}$ and use the definitions for P and V in terms of the electromagnetic potentials to show</text:p>
      <text:p text:style-name="P1"/>
      <text:p text:style-name="P1">\begin{equation}</text:p>
      <text:p text:style-name="P1">\frac{1}{2}(\varepsilon E_{2}^{2} + \mu H_{3}^{2}) = \frac{1}{2}(\rho (V_{t})^{2} + \frac{1}{K}(P_{t})^{2}) \neq</text:p>
      <text:p text:style-name="P1">\frac{1}{2}(\rho (V_{t})^{2} + K(P_{t})^{2})</text:p>
      <text:p text:style-name="P1">\end{equation}</text:p>
      <text:p text:style-name="P1">that the term for electromagnetic energy density is actually different than that for acoustic systems. This is fine as long as we are specific about what information is to be collected from the system, but it is important for calculating energy properly for the corresponding electromagnetic system. In the Clawpack code it is also convenient to work only with x derivatives, so in the code</text:p>
      <text:p text:style-name="P1"/>
      <text:p text:style-name="P1">\begin{equation}</text:p>
      <text:p text:style-name="P1">\frac{1}{2}(\frac{1}{\rho}(V_{x})^{2} + K(P_{x})^{2})</text:p>
      <text:p text:style-name="P1">\end{equation}</text:p>
      <text:p text:style-name="P1">is used to calculate electromagnetic energy density instead of the form with t derivatives. Additionally it is important to note that neither of the terms for energy density used above are valid in regions where $\varepsilon$ and $\mu$ vary, so the initial conditions should be chosen to be zero at and around the material property interfaces. </text:p>
      <text:p text:style-name="P1"/>
      <text:p text:style-name="P1">\begin{equation}</text:p>
      <text:p text:style-name="P1">\psi_t + (\frac{1}{\mu} \phi_x) = 0,</text:p>
      <text:p text:style-name="P1">\end{equation}</text:p>
      <text:p text:style-name="P1"/>
      <text:p text:style-name="P1">\begin{equation}</text:p>
      <text:p text:style-name="P1"><text:soft-page-break/>\phi_t + (\frac{1}{\varepsilon} \psi_x) = 0,</text:p>
      <text:p text:style-name="P1">\end{equation}</text:p>
      <text:p text:style-name="P1">which is the same as the system of conservation laws input in Clawpack, except that $\rho$ is a scalar instead of a component of a vector. We can consider our vector components as scalars when we choose to work with a wave equation along 1D, since without the Y and Z directions in 3D space D and B cannot 'point' in a direction given their previously defined restrictions. The analogue of electrostatic charge in the acoustic wave equation would be something like regions of higher pressure, but for physical acoustic systems such regions have differing behaviors from those of electrostatic charge. Luckily both the acoustic simulation code used by Clawpack and the electromagnetic wave equation we simulate using the same code assume no free charges/zero divergence $\nabla \cdot D = 0$, $\nabla \cdot B = 0$ so that the differences between those wave equations does not become important here. When translating from the acoustics equation originally used in the code to the electromagnetic system, we note that $\rho = \varepsilon$, $k = \frac{1}{\mu}$. \\</text:p>
      <text:p text:style-name="P1">%\includepdf[pages=-]{example.pdf}</text:p>
      <text:p text:style-name="P1">\new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1:21:34.519792016</meta:creation-date>
    <dc:date>2017-05-22T11:22:25.078608376</dc:date>
    <meta:editing-duration>PT51S</meta:editing-duration>
    <meta:editing-cycles>1</meta:editing-cycles>
    <meta:document-statistic meta:table-count="0" meta:image-count="0" meta:object-count="0" meta:page-count="2" meta:paragraph-count="31" meta:word-count="539" meta:character-count="3562" meta:non-whitespace-character-count="3053"/>
    <meta:generator>LibreOffice/5.1.6.2$Linux_X86_64 LibreOffice_project/10m0$Build-2</meta:generator>
  </office:meta>
</office:document-meta>
</file>